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89C3A02FB.png" manifest:media-type="image/png"/>
  <manifest:file-entry manifest:full-path="Pictures/10000201000000E0000000E00B8EAE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2.544cm" fo:min-width="5.612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763cm" svg:height="8.763cm" svg:x="0.619cm" svg:y="1cm">
          <draw:image xlink:href="Pictures/10000201000000E0000000E00B8EAEF3.png" xlink:type="simple" xlink:show="embed" xlink:actuate="onLoad">
            <text:p/>
          </draw:image>
        </draw:frame>
        <draw:frame draw:style-name="gr1" draw:text-style-name="P1" draw:layer="layout" svg:width="3.047cm" svg:height="3.007cm" svg:x="17.13cm" svg:y="3.327cm">
          <draw:image xlink:href="Pictures/100002010000012C000001289C3A02FB.png" xlink:type="simple" xlink:show="embed" xlink:actuate="onLoad">
            <text:p/>
          </draw:image>
        </draw:frame>
        <draw:custom-shape draw:style-name="gr2" draw:text-style-name="P2" draw:layer="layout" svg:width="6.985cm" svg:height="5.588cm" svg:x="9.382cm" svg:y="2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1T21:09:00.403563876</meta:creation-date>
    <dc:date>2015-09-11T21:11:57.754948211</dc:date>
    <meta:editing-duration>PT2M57S</meta:editing-duration>
    <meta:editing-cycles>1</meta:editing-cycles>
    <meta:document-statistic meta:object-count="3"/>
    <meta:generator>LibreOffice/4.4.3.2$Linux_X86_64 LibreOffice_project/40$Build-2</meta:generator>
  </office:meta>
</office:document-meta>
</file>